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2" svg:font-family="'Times New Roman', serif"/>
    <style:font-face style:name="Times New Roman1" svg:font-family="'Times New Roman'" style:font-family-generic="roma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2" style:family="table">
      <style:table-properties style:width="6.6931in" style:rel-width="100%" fo:margin-left="0in" table:align="left"/>
    </style:style>
    <style:style style:name="Таблица2.A" style:family="table-column">
      <style:table-column-properties style:column-width="3.3465in" style:rel-column-width="5112*"/>
    </style:style>
    <style:style style:name="Таблица2.B" style:family="table-column">
      <style:table-column-properties style:column-width="3.3465in" style:rel-column-width="5113*"/>
    </style:style>
    <style:style style:name="Таблица2.A1" style:family="table-cell">
      <style:table-cell-properties fo:padding-left="0.0069in" fo:padding-right="0.0069in" fo:padding-top="0in" fo:padding-bottom="0in" fo:border="none"/>
    </style:style>
    <style:style style:name="Таблица3" style:family="table">
      <style:table-properties style:width="7.0868in" fo:margin-left="0in" table:align="left"/>
    </style:style>
    <style:style style:name="Таблица3.A" style:family="table-column">
      <style:table-column-properties style:column-width="3.5431in"/>
    </style:style>
    <style:style style:name="Таблица3.B" style:family="table-column">
      <style:table-column-properties style:column-width="3.5438in"/>
    </style:style>
    <style:style style:name="Таблица3.A1" style:family="table-cell">
      <style:table-cell-properties fo:padding-left="0.0069in" fo:padding-right="0.0069in" fo:padding-top="0in" fo:padding-bottom="0in" fo:border="none"/>
    </style:style>
    <style:style style:name="Таблица1" style:family="table">
      <style:table-properties style:width="5.8646in" table:align="left"/>
    </style:style>
    <style:style style:name="Таблица1.A" style:family="table-column">
      <style:table-column-properties style:column-width="0.3958in"/>
    </style:style>
    <style:style style:name="Таблица1.B" style:family="table-column">
      <style:table-column-properties style:column-width="2.7917in"/>
    </style:style>
    <style:style style:name="Таблица1.C" style:family="table-column">
      <style:table-column-properties style:column-width="2.6771in"/>
    </style:style>
    <style:style style:name="Таблица1.A1" style:family="table-cell">
      <style:table-cell-properties fo:padding="0.0382in" fo:border-left="0.05pt solid #000000" fo:border-right="none" fo:border-top="0.05pt solid #000000" fo:border-bottom="0.05pt solid #000000"/>
    </style:style>
    <style:style style:name="Таблица1.C1" style:family="table-cell">
      <style:table-cell-properties fo:padding="0.0382in" fo:border="0.05pt solid #000000"/>
    </style:style>
    <style:style style:name="Таблица1.A2" style:family="table-cell">
      <style:table-cell-properties fo:padding="0.0382in" fo:border-left="0.05pt solid #000000" fo:border-right="none" fo:border-top="none" fo:border-bottom="0.05pt solid #000000"/>
    </style:style>
    <style:style style:name="Таблица1.C2" style:family="table-cell">
      <style:table-cell-properties fo:padding="0.0382in" fo:border-left="0.05pt solid #000000" fo:border-right="0.05pt solid #000000" fo:border-top="none" fo:border-bottom="0.05pt solid #000000"/>
    </style:style>
    <style:style style:name="Таблица4" style:family="table">
      <style:table-properties style:width="5.8646in" table:align="left"/>
    </style:style>
    <style:style style:name="Таблица4.A" style:family="table-column">
      <style:table-column-properties style:column-width="0.3958in"/>
    </style:style>
    <style:style style:name="Таблица4.B" style:family="table-column">
      <style:table-column-properties style:column-width="2.7917in"/>
    </style:style>
    <style:style style:name="Таблица4.C" style:family="table-column">
      <style:table-column-properties style:column-width="2.6771in"/>
    </style:style>
    <style:style style:name="Таблица4.A1" style:family="table-cell">
      <style:table-cell-properties fo:padding="0.0382in" fo:border-left="0.05pt solid #000000" fo:border-right="none" fo:border-top="0.05pt solid #000000" fo:border-bottom="0.05pt solid #000000"/>
    </style:style>
    <style:style style:name="Таблица4.C1" style:family="table-cell">
      <style:table-cell-properties fo:padding="0.0382in" fo:border="0.05pt solid #000000"/>
    </style:style>
    <style:style style:name="Таблица4.A2" style:family="table-cell">
      <style:table-cell-properties fo:padding="0.0382in" fo:border-left="0.05pt solid #000000" fo:border-right="none" fo:border-top="none" fo:border-bottom="0.05pt solid #000000"/>
    </style:style>
    <style:style style:name="Таблица4.C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paragraph-rsid="011caf38"/>
    </style:style>
    <style:style style:name="P2" style:family="paragraph" style:parent-style-name="Table_20_Contents">
      <style:paragraph-properties fo:text-align="center" style:justify-single-word="false"/>
      <style:text-properties style:font-name="Times New Roman" fo:font-size="10.5pt" officeooo:paragraph-rsid="010e677b" style:font-size-asian="10.5pt" style:font-size-complex="10.5pt"/>
    </style:style>
    <style:style style:name="P3" style:family="paragraph" style:parent-style-name="Table_20_Contents">
      <style:paragraph-properties fo:text-align="center" style:justify-single-word="false"/>
      <style:text-properties style:font-name="Times New Roman" fo:font-size="10.5pt" officeooo:paragraph-rsid="0046db64" style:font-size-asian="10.5pt" style:font-size-complex="10.5pt"/>
    </style:style>
    <style:style style:name="P4" style:family="paragraph" style:parent-style-name="Table_20_Contents">
      <style:paragraph-properties fo:text-align="center" style:justify-single-word="false"/>
      <style:text-properties style:font-name="Times New Roman" fo:font-size="10.5pt" officeooo:paragraph-rsid="00253433" style:font-size-asian="10.5pt" style:font-size-complex="10.5pt"/>
    </style:style>
    <style:style style:name="P5" style:family="paragraph" style:parent-style-name="Table_20_Contents">
      <style:paragraph-properties fo:text-align="center" style:justify-single-word="false"/>
      <style:text-properties style:font-name="Times New Roman" fo:font-size="10.5pt" officeooo:rsid="011aed82" officeooo:paragraph-rsid="011aed82" style:font-size-asian="10.5pt" style:font-size-complex="10.5pt"/>
    </style:style>
    <style:style style:name="P6" style:family="paragraph" style:parent-style-name="Table_20_Contents">
      <style:paragraph-properties fo:text-align="center" style:justify-single-word="false"/>
      <style:text-properties style:font-name="Times New Roman" officeooo:paragraph-rsid="00253433"/>
    </style:style>
    <style:style style:name="P7" style:family="paragraph" style:parent-style-name="Table_20_Contents">
      <style:paragraph-properties fo:text-align="center" style:justify-single-word="false"/>
      <style:text-properties style:font-name="Times New Roman" officeooo:rsid="0024921f" officeooo:paragraph-rsid="00253433"/>
    </style:style>
    <style:style style:name="P8" style:family="paragraph" style:parent-style-name="Table_20_Contents">
      <style:paragraph-properties fo:text-align="center" style:justify-single-word="false"/>
      <style:text-properties officeooo:paragraph-rsid="00253433"/>
    </style:style>
    <style:style style:name="P9" style:family="paragraph" style:parent-style-name="Table_20_Contents">
      <style:paragraph-properties fo:text-align="center" style:justify-single-word="false"/>
      <style:text-properties officeooo:rsid="000e7168" officeooo:paragraph-rsid="0115b171"/>
    </style:style>
    <style:style style:name="P10" style:family="paragraph" style:parent-style-name="Table_20_Contents">
      <style:paragraph-properties fo:text-align="center" style:justify-single-word="false"/>
      <style:text-properties officeooo:rsid="0034b5e4" officeooo:paragraph-rsid="0115b171"/>
    </style:style>
    <style:style style:name="P11" style:family="paragraph" style:parent-style-name="Table_20_Contents">
      <style:paragraph-properties fo:text-align="center" style:justify-single-word="false"/>
      <style:text-properties officeooo:rsid="003c5ae0" officeooo:paragraph-rsid="0115b171"/>
    </style:style>
    <style:style style:name="P12" style:family="paragraph" style:parent-style-name="Table_20_Contents">
      <style:paragraph-properties fo:text-align="center" style:justify-single-word="false"/>
      <style:text-properties fo:language="en" fo:country="US" officeooo:rsid="000e7168" officeooo:paragraph-rsid="0115b171"/>
    </style:style>
    <style:style style:name="P13" style:family="paragraph" style:parent-style-name="Table_20_Contents">
      <style:paragraph-properties fo:text-align="center" style:justify-single-word="false"/>
      <style:text-properties fo:language="en" fo:country="US" officeooo:rsid="00103b3e" officeooo:paragraph-rsid="0115b171"/>
    </style:style>
    <style:style style:name="P14" style:family="paragraph" style:parent-style-name="Table_20_Contents">
      <style:paragraph-properties fo:text-align="center" style:justify-single-word="false"/>
      <style:text-properties officeooo:rsid="003b1e65" officeooo:paragraph-rsid="0115b171"/>
    </style:style>
    <style:style style:name="P15" style:family="paragraph" style:parent-style-name="Table_20_Contents">
      <style:paragraph-properties fo:text-align="center" style:justify-single-word="false"/>
      <style:text-properties officeooo:rsid="00395515" officeooo:paragraph-rsid="0115b171"/>
    </style:style>
    <style:style style:name="P16" style:family="paragraph" style:parent-style-name="Table_20_Contents">
      <style:paragraph-properties fo:text-align="center" style:justify-single-word="false"/>
      <style:text-properties fo:language="ru" fo:country="RU" officeooo:rsid="00103b3e" officeooo:paragraph-rsid="0115b171"/>
    </style:style>
    <style:style style:name="P17" style:family="paragraph" style:parent-style-name="Table_20_Contents">
      <style:paragraph-properties fo:text-align="center" style:justify-single-word="false"/>
      <style:text-properties officeooo:rsid="00103b3e" officeooo:paragraph-rsid="0115b171"/>
    </style:style>
    <style:style style:name="P18" style:family="paragraph" style:parent-style-name="ЕСПД_20_-_20_Текст">
      <style:text-properties style:font-name="Times New Roman" fo:language="ru" fo:country="RU" officeooo:rsid="007cc495"/>
    </style:style>
    <style:style style:name="P19" style:family="paragraph" style:parent-style-name="ЕСПД_20_-_20_Текст">
      <style:text-properties style:font-name="Times New Roman" fo:language="ru" fo:country="RU" officeooo:rsid="0115b171" officeooo:paragraph-rsid="0115b171"/>
    </style:style>
    <style:style style:name="P20" style:family="paragraph" style:parent-style-name="ЕСПД_20_-_20_Текст">
      <style:text-properties fo:language="ru" fo:country="RU"/>
    </style:style>
    <style:style style:name="P21" style:family="paragraph" style:parent-style-name="ЕСПД_20_-_20_Текст">
      <style:text-properties fo:language="ru" fo:country="RU" officeooo:rsid="011fda24" officeooo:paragraph-rsid="011fda24"/>
    </style:style>
    <style:style style:name="P22" style:family="paragraph" style:parent-style-name="ЕСПД_20_-_20_Текст">
      <style:text-properties officeooo:paragraph-rsid="0028f7d4"/>
    </style:style>
    <style:style style:name="P23" style:family="paragraph" style:parent-style-name="Table">
      <style:paragraph-properties fo:text-align="start" style:justify-single-word="false"/>
      <style:text-properties fo:font-size="12pt" officeooo:paragraph-rsid="0115b171" style:font-size-asian="12pt" style:font-size-complex="12pt"/>
    </style:style>
    <style:style style:name="P24" style:family="paragraph" style:parent-style-name="Table_20_Contents">
      <style:paragraph-properties fo:text-align="center" style:justify-single-word="false" fo:background-color="#ffffff">
        <style:background-image/>
      </style:paragraph-properties>
      <style:text-properties style:font-name="Times New Roman" fo:font-size="10.5pt" officeooo:paragraph-rsid="00253433" style:font-size-asian="10.5pt" style:font-size-complex="10.5pt"/>
    </style:style>
    <style:style style:name="P25" style:family="paragraph" style:parent-style-name="Text_20_body">
      <style:text-properties fo:language="ru" fo:country="RU" officeooo:rsid="011ee5b7" officeooo:paragraph-rsid="011ee5b7"/>
    </style:style>
    <style:style style:name="P26" style:family="paragraph" style:parent-style-name="Text_20_body">
      <style:text-properties fo:language="ru" fo:country="RU" officeooo:rsid="011ee5b7" officeooo:paragraph-rsid="012168db"/>
    </style:style>
    <style:style style:name="P27" style:family="paragraph" style:parent-style-name="Text_20_body">
      <style:paragraph-properties fo:line-height="115%" fo:text-align="justify" style:justify-single-word="false"/>
      <style:text-properties officeooo:paragraph-rsid="0115e466"/>
    </style:style>
    <style:style style:name="P28" style:family="paragraph" style:parent-style-name="Text_20_body">
      <style:text-properties officeooo:paragraph-rsid="012935aa"/>
    </style:style>
    <style:style style:name="P29" style:family="paragraph" style:parent-style-name="ЕСПД_2f_Абзац">
      <style:text-properties style:font-name="Times New Roman" fo:language="ru" fo:country="RU" officeooo:rsid="0115b171" officeooo:paragraph-rsid="0115b171"/>
    </style:style>
    <style:style style:name="P30" style:family="paragraph" style:parent-style-name="ЕСПД_20_-_20_Текст">
      <style:paragraph-properties fo:margin-left="0in" fo:margin-right="0in" fo:text-indent="0in" style:auto-text-indent="false"/>
      <style:text-properties officeooo:paragraph-rsid="011fda24"/>
    </style:style>
    <style:style style:name="P31" style:family="paragraph" style:parent-style-name="ЕСПД_2f_Заголовок_20_подраздела">
      <style:paragraph-properties fo:margin-left="0in" fo:margin-right="0in" fo:text-indent="0in" style:auto-text-indent="false"/>
      <style:text-properties style:font-name="Times New Roman" officeooo:rsid="0115b171" officeooo:paragraph-rsid="0115b171"/>
    </style:style>
    <style:style style:name="P32" style:family="paragraph" style:parent-style-name="ЕСПД_20_-_20_Текст">
      <style:paragraph-properties fo:margin-left="0in" fo:margin-right="0in" fo:margin-top="0in" fo:margin-bottom="0in" style:contextual-spacing="false" fo:line-height="150%" fo:hyphenation-ladder-count="no-limit" fo:text-indent="0.3543in" style:auto-text-indent="false"/>
      <style:text-properties style:font-name="Times New Roman" fo:font-size="12.8000001907349pt" officeooo:rsid="011ab6f1" officeooo:paragraph-rsid="011ab6f1" style:font-size-asian="10.5pt" fo:hyphenate="true" fo:hyphenation-remain-char-count="2" fo:hyphenation-push-char-count="2"/>
    </style:style>
    <style:style style:name="P33" style:family="paragraph" style:parent-style-name="Contents_20_1">
      <style:paragraph-properties>
        <style:tab-stops>
          <style:tab-stop style:position="7.0866in" style:type="right" style:leader-style="dotted" style:leader-text="."/>
        </style:tab-stops>
      </style:paragraph-properties>
    </style:style>
    <style:style style:name="P34" style:family="paragraph" style:parent-style-name="Contents_20_2">
      <style:paragraph-properties>
        <style:tab-stops>
          <style:tab-stop style:position="7.0866in" style:type="right" style:leader-style="dotted" style:leader-text="."/>
        </style:tab-stops>
      </style:paragraph-properties>
    </style:style>
    <style:style style:name="P35" style:family="paragraph" style:parent-style-name="ЕСПД_20_-_20_Заголовок_20_раздела_20_с_20_номером">
      <style:text-properties officeooo:rsid="0115b171" officeooo:paragraph-rsid="0115b171"/>
    </style:style>
    <style:style style:name="P36" style:family="paragraph" style:parent-style-name="ЕСПД_20_-_20_Заголовок_20_раздела_20_с_20_номером">
      <style:text-properties officeooo:rsid="0115e466" officeooo:paragraph-rsid="0115e466"/>
    </style:style>
    <style:style style:name="P37" style:family="paragraph" style:parent-style-name="ЕСПД_20_-_20_Заголовок_20_раздела_20_с_20_номером">
      <style:text-properties fo:language="ru" fo:country="RU"/>
    </style:style>
    <style:style style:name="P38" style:family="paragraph" style:parent-style-name="ЕСПД_20_-_20_Заголовок_20_раздела_20_с_20_номером">
      <style:text-properties fo:language="ru" fo:country="RU" officeooo:paragraph-rsid="0124397c"/>
    </style:style>
    <style:style style:name="P39" style:family="paragraph" style:parent-style-name="ЕСПД_20_-_20_Заголовок_20_подраздела_20_с_20_номером">
      <style:text-properties officeooo:rsid="0028f7d4" officeooo:paragraph-rsid="0028f7d4"/>
    </style:style>
    <style:style style:name="P40" style:family="paragraph" style:parent-style-name="ЕСПД_20_-_20_Заголовок_20_подраздела_20_с_20_номером">
      <style:text-properties officeooo:rsid="0059f428" officeooo:paragraph-rsid="011aed82"/>
    </style:style>
    <style:style style:name="P41" style:family="paragraph" style:parent-style-name="ЕСПД_20_-_20_Заголовок_20_подраздела_20_с_20_номером">
      <style:text-properties officeooo:rsid="0115b171" officeooo:paragraph-rsid="0115b171"/>
    </style:style>
    <style:style style:name="P42" style:family="paragraph" style:parent-style-name="ЕСПД_20_-_20_Заголовок_20_подраздела_20_с_20_номером">
      <style:text-properties fo:language="ru" fo:country="RU"/>
    </style:style>
    <style:style style:name="P43" style:family="paragraph" style:parent-style-name="Table_20_Contents">
      <style:paragraph-properties fo:text-align="center" style:justify-single-word="false"/>
      <style:text-properties style:font-name="Times New Roman" fo:font-size="10.5pt" officeooo:paragraph-rsid="00253433" style:font-size-asian="10.5pt" style:font-size-complex="10.5pt"/>
    </style:style>
    <style:style style:name="P44" style:family="paragraph" style:parent-style-name="Table_20_Contents">
      <style:paragraph-properties fo:text-align="center" style:justify-single-word="false"/>
      <style:text-properties style:font-name="Times New Roman" officeooo:paragraph-rsid="00253433"/>
    </style:style>
    <style:style style:name="P45" style:family="paragraph" style:parent-style-name="Table_20_Contents" style:master-page-name="First_20_Page">
      <style:paragraph-properties fo:text-align="center" style:justify-single-word="false" style:page-number="auto" fo:break-before="page"/>
      <style:text-properties style:font-name="Times New Roman" fo:font-size="10.5pt" officeooo:paragraph-rsid="00253433" style:font-size-asian="10.5pt" style:font-size-complex="10.5pt"/>
    </style:style>
    <style:style style:name="T1" style:family="text">
      <style:text-properties fo:language="ru" fo:country="RU"/>
    </style:style>
    <style:style style:name="T2" style:family="text">
      <style:text-properties fo:language="ru" fo:country="RU" officeooo:rsid="002681dc"/>
    </style:style>
    <style:style style:name="T3" style:family="text">
      <style:text-properties fo:language="ru" fo:country="RU" officeooo:rsid="0059f428"/>
    </style:style>
    <style:style style:name="T4" style:family="text">
      <style:text-properties fo:language="ru" fo:country="RU" officeooo:rsid="00294654"/>
    </style:style>
    <style:style style:name="T5" style:family="text">
      <style:text-properties fo:language="ru" fo:country="RU" officeooo:rsid="00367dbd"/>
    </style:style>
    <style:style style:name="T6" style:family="text">
      <style:text-properties fo:language="ru" fo:country="RU" officeooo:rsid="0115e466"/>
    </style:style>
    <style:style style:name="T7" style:family="text">
      <style:text-properties fo:language="ru" fo:country="RU" officeooo:rsid="011fda24"/>
    </style:style>
    <style:style style:name="T8" style:family="text">
      <style:text-properties fo:language="ru" fo:country="RU" officeooo:rsid="0125c64d"/>
    </style:style>
    <style:style style:name="T9" style:family="text">
      <style:text-properties officeooo:rsid="000378f4"/>
    </style:style>
    <style:style style:name="T10" style:family="text">
      <style:text-properties style:font-name="Times New Roman"/>
    </style:style>
    <style:style style:name="T11" style:family="text">
      <style:text-properties style:font-name="Times New Roman" fo:font-size="10.5pt" style:font-size-asian="10.5pt" style:font-size-complex="10.5pt"/>
    </style:style>
    <style:style style:name="T12" style:family="text">
      <style:text-properties style:font-name="Times New Roman" fo:font-size="10.5pt" fo:background-color="#ffffff" loext:char-shading-value="0" style:font-size-asian="10.5pt" style:font-size-complex="10.5pt"/>
    </style:style>
    <style:style style:name="T13" style:family="text">
      <style:text-properties style:font-name="Times New Roman" fo:font-size="10.5pt" fo:language="en" fo:country="US" officeooo:rsid="00335165" fo:background-color="#ffffff" loext:char-shading-value="0" style:font-name-asian="Times New Roman1" style:font-size-asian="10.5pt" style:font-name-complex="Times New Roman1" style:font-size-complex="10.5pt"/>
    </style:style>
    <style:style style:name="T14" style:family="text">
      <style:text-properties style:font-name="Times New Roman" fo:language="ru" fo:country="RU"/>
    </style:style>
    <style:style style:name="T15" style:family="text">
      <style:text-properties style:font-name="Times New Roman" officeooo:rsid="002f592a"/>
    </style:style>
    <style:style style:name="T16" style:family="text">
      <style:text-properties style:font-name="Times New Roman" officeooo:rsid="0059f428"/>
    </style:style>
    <style:style style:name="T17" style:family="text">
      <style:text-properties fo:text-transform="uppercase"/>
    </style:style>
    <style:style style:name="T18" style:family="text">
      <style:text-properties officeooo:rsid="002681dc"/>
    </style:style>
    <style:style style:name="T19" style:family="text">
      <style:text-properties style:font-name="Times New Roman1" fo:font-size="10.5pt" officeooo:rsid="0046db64" fo:background-color="#ffffff" loext:char-shading-value="0" style:font-name-asian="Times New Roman1" style:font-size-asian="10.5pt" style:font-name-complex="Times New Roman1" style:font-size-complex="10.5pt"/>
    </style:style>
    <style:style style:name="T20" style:family="text">
      <style:text-properties style:font-name="Times New Roman1" fo:font-size="10.5pt" officeooo:rsid="002681dc" fo:background-color="#ffffff" loext:char-shading-value="0" style:font-name-asian="Times New Roman1" style:font-size-asian="10.5pt" style:font-name-complex="Times New Roman1" style:font-size-complex="10.5pt"/>
    </style:style>
    <style:style style:name="T21" style:family="text">
      <style:text-properties officeooo:rsid="00d255a2"/>
    </style:style>
    <style:style style:name="T22" style:family="text">
      <style:text-properties fo:language="en" fo:country="US" officeooo:rsid="0128a260"/>
    </style:style>
    <style:style style:name="T23" style:family="text">
      <style:text-properties officeooo:rsid="005875d5"/>
    </style:style>
    <style:style style:name="T24" style:family="text">
      <style:text-properties style:font-name="Arial" officeooo:rsid="00294654" style:font-name-asian="Arial" style:font-name-complex="Arial"/>
    </style:style>
    <style:style style:name="T25" style:family="text">
      <style:text-properties officeooo:rsid="003c5ae0"/>
    </style:style>
    <style:style style:name="T26" style:family="text">
      <style:text-properties officeooo:rsid="00395515"/>
    </style:style>
    <style:style style:name="T27" style:family="text">
      <style:text-properties officeooo:rsid="00294654"/>
    </style:style>
    <style:style style:name="T28" style:family="text">
      <style:text-properties officeooo:rsid="006155f1"/>
    </style:style>
    <style:style style:name="T29" style:family="text">
      <style:text-properties officeooo:rsid="00432334"/>
    </style:style>
    <style:style style:name="T30" style:family="text">
      <style:text-properties style:font-name="Times New Roman2" fo:font-size="12pt"/>
    </style:style>
    <style:style style:name="T31" style:family="text">
      <style:text-properties style:font-name="Times New Roman2" fo:font-size="12pt" fo:language="en" fo:country="US"/>
    </style:style>
    <style:style style:name="T32" style:family="text">
      <style:text-properties style:font-name="Times New Roman2" fo:font-size="12pt" fo:language="en" fo:country="US" officeooo:rsid="0128a085"/>
    </style:style>
    <style:style style:name="T33" style:family="text">
      <style:text-properties style:font-name="Times New Roman2" fo:font-size="12pt" fo:language="ru" fo:country="RU" officeooo:rsid="001aeb9a"/>
    </style:style>
    <style:style style:name="T34" style:family="text">
      <style:text-properties officeooo:rsid="002a5cda"/>
    </style:style>
    <style:style style:name="T35" style:family="text">
      <style:text-properties officeooo:rsid="0027026c"/>
    </style:style>
    <style:style style:name="T36" style:family="text">
      <style:text-properties fo:color="#000000" officeooo:rsid="0027026c"/>
    </style:style>
    <style:style style:name="T37" style:family="text">
      <style:text-properties fo:color="#000000" officeooo:rsid="0030d354" style:font-size-asian="12.8000001907349pt" style:font-size-complex="12.8000001907349pt"/>
    </style:style>
    <style:style style:name="T38" style:family="text">
      <style:text-properties officeooo:rsid="0030d354" style:font-size-asian="12.8000001907349pt" style:font-size-complex="12.8000001907349pt"/>
    </style:style>
    <style:style style:name="T39" style:family="text">
      <style:text-properties fo:font-size="12.8000001907349pt" style:font-size-asian="10.5pt"/>
    </style:style>
    <style:style style:name="T40" style:family="text">
      <style:text-properties fo:font-size="12.8000001907349pt" officeooo:rsid="011ab6f1" style:font-size-asian="10.5pt"/>
    </style:style>
    <style:style style:name="T41" style:family="text">
      <style:text-properties fo:font-size="12.8000001907349pt" officeooo:rsid="012935aa" style:font-size-asian="10.5pt"/>
    </style:style>
    <style:style style:name="T42" style:family="text">
      <style:text-properties officeooo:rsid="0129441b"/>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text:span text:style-name="T17"><text:s/>«Московский приборостроительный техникум»</text:span><text:line-break/>федерального государственного бюджетного образовательного учреждения<text:line-break/>высшего профессионального образования<text:line-break/>«Российский государственный торгово‑экономический университет»<text:line-break/>(МПТ РГТЭУ)</text:p>
      <text:p text:style-name="P4"/>
      <text:p text:style-name="P4"/>
      <text:p text:style-name="P4">Специальность 230115 «Программирование в компьютерных системах»</text:p>
      <text:p text:style-name="P4"/>
      <text:p text:style-name="P4"/>
      <text:p text:style-name="P4"><text:span text:style-name="T18">Учебная практика П.05</text:span> «Технология разработки программного обеспечения»</text:p>
      <text:p text:style-name="P4"/>
      <table:table table:name="Таблица2" table:style-name="Таблица2">
        <table:table-column table:style-name="Таблица2.A"/>
        <table:table-column table:style-name="Таблица2.B"/>
        <table:table-row>
          <table:table-cell table:style-name="Таблица2.A1" office:value-type="string">
            <text:p text:style-name="P4"/>
          </table:table-cell>
          <table:table-cell table:style-name="Таблица2.A1" office:value-type="string">
            <text:p text:style-name="P4">УТВЕРЖДАЮ</text:p>
            <text:p text:style-name="P4">Председатель ЦМК спецдисциплин 230105 и профессиональных модулей 230115</text:p>
            <text:p text:style-name="P4">_________________________ Л. А. Варламова</text:p>
            <text:p text:style-name="P24">«______» ______________________ 201<text:span text:style-name="T9">4</text:span> года</text:p>
          </table:table-cell>
        </table:table-row>
      </table:table>
      <text:p text:style-name="P4"/>
      <text:p text:style-name="P8"><text:span text:style-name="T11">Тема: «</text:span><text:span text:style-name="Основной_20_шрифт_20_абзаца"><text:span text:style-name="T12">Игровое приложение </text:span></text:span><text:span text:style-name="Основной_20_шрифт_20_абзаца"><text:span text:style-name="T19">„</text:span></text:span><text:span text:style-name="Основной_20_шрифт_20_абзаца"><text:span text:style-name="T13">Silent MPT</text:span></text:span><text:span text:style-name="Основной_20_шрифт_20_абзаца"><text:span text:style-name="T20">”</text:span></text:span><text:span text:style-name="T11">»</text:span></text:p>
      <text:p text:style-name="P4"/>
      <text:p text:style-name="P4"/>
      <text:p text:style-name="P4">МПТ РГТЭУ.П329- <text:span text:style-name="T21">ПМ02.П 05 ТРПО. 06 14</text:span></text:p>
      <text:p text:style-name="P4"/>
      <text:p text:style-name="P5">Руководство пользователя </text:p>
      <text:p text:style-name="P4"/>
      <text:p text:style-name="P4"/>
      <text:p text:style-name="P4">Листов: <text:span text:style-name="T22">13</text:span></text:p>
      <text:p text:style-name="P6"/>
      <text:p text:style-name="P6"/>
      <text:p text:style-name="P6"/>
      <text:p text:style-name="P6"/>
      <text:p text:style-name="P6"/>
      <text:p text:style-name="P6"/>
      <text:p text:style-name="P6"/>
      <table:table table:name="Таблица3" table:style-name="Таблица3">
        <table:table-column table:style-name="Таблица3.A"/>
        <table:table-column table:style-name="Таблица3.B"/>
        <table:table-row>
          <table:table-cell table:style-name="Таблица3.A1" office:value-type="string">
            <text:p text:style-name="P4">СОГЛАСОВАНО</text:p>
            <text:p text:style-name="P4">Заказчик</text:p>
            <text:p text:style-name="P4">___________________________ <text:span text:style-name="T42">С.В. Караваев</text:span></text:p>
            <text:p text:style-name="P4">«______» ______________________ 201<text:span text:style-name="T9">4</text:span> года</text:p>
          </table:table-cell>
          <table:table-cell table:style-name="Таблица3.A1" office:value-type="string">
            <text:p text:style-name="P4">Руководитель</text:p>
            <text:p text:style-name="P4"/>
            <text:p text:style-name="P4">__________________________ С. В. Караваев</text:p>
            <text:p text:style-name="P4">«______» ______________________ 201<text:span text:style-name="T9">4</text:span> года</text:p>
          </table:table-cell>
        </table:table-row>
        <table:table-row>
          <table:table-cell table:style-name="Таблица3.A1" office:value-type="string">
            <text:p text:style-name="P6"/>
          </table:table-cell>
          <table:table-cell table:style-name="Таблица3.A1" office:value-type="string">
            <text:p text:style-name="P4"/>
            <text:p text:style-name="P4">Разработчики</text:p>
            <text:p text:style-name="P4"><text:s text:c="7"/>______________________________<text:span text:style-name="T42">П.С. Мосеин</text:span></text:p>
            <text:p text:style-name="P4">«______» ______________________ 201<text:span text:style-name="T9">4</text:span> года</text:p>
            <text:p text:style-name="P4"/>
            <text:p text:style-name="P4"><text:s text:c="4"/>_______________________________<text:span text:style-name="T42">С.А. Байков</text:span></text:p>
            <text:p text:style-name="P4">«______» ______________________ 201<text:span text:style-name="T9">4</text:span> года</text:p>
            <text:p text:style-name="P4"/>
          </table:table-cell>
        </table:table-row>
      </table:table>
      <text:p text:style-name="P6"/>
      <text:p text:style-name="P6"/>
      <text:p text:style-name="P6"/>
      <text:p text:style-name="P6"/>
      <text:p text:style-name="P6"/>
      <text:p text:style-name="P6"/>
      <text:p text:style-name="P7"/>
      <text:p text:style-name="P7"/>
      <text:p text:style-name="P7"/>
      <text:p text:style-name="P7"/>
      <text:p text:style-name="P7">201<text:span text:style-name="T42">4</text:span></text:p>
      <text:p text:style-name="ЕСПД_20_-_20_Заголовок_20_раздела_20_без_20_номера">Содержание</text:p>
      <text:table-of-content text:style-name="Sect1" text:protected="true" text:name="Оглавление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3"><text:a xlink:type="simple" xlink:href="#__RefHeading__2372_1657640611" text:style-name="Index_20_Link" text:visited-style-name="Index_20_Link">1.Назначение программы<text:tab/>3</text:a></text:p>
          <text:p text:style-name="P34"><text:a xlink:type="simple" xlink:href="#__RefHeading__2374_1657640611" text:style-name="Index_20_Link" text:visited-style-name="Index_20_Link">1.1.Назначение программы<text:tab/>3</text:a></text:p>
          <text:p text:style-name="P34"><text:a xlink:type="simple" xlink:href="#__RefHeading__5727_900500615" text:style-name="Index_20_Link" text:visited-style-name="Index_20_Link">1.2.Краткая характеристика области применения программы<text:tab/>3</text:a></text:p>
          <text:p text:style-name="P33"><text:a xlink:type="simple" xlink:href="#__RefHeading__2378_1657640611" text:style-name="Index_20_Link" text:visited-style-name="Index_20_Link">2.Условия выполнения программы<text:tab/>4</text:a></text:p>
          <text:p text:style-name="P34"><text:a xlink:type="simple" xlink:href="#__RefHeading__3069_900500615" text:style-name="Index_20_Link" text:visited-style-name="Index_20_Link">2.1.Требование к составу и параметрам технических средств<text:tab/>4</text:a></text:p>
          <text:p text:style-name="P34"><text:a xlink:type="simple" xlink:href="#__RefHeading__3071_900500615" text:style-name="Index_20_Link" text:visited-style-name="Index_20_Link">2.2. Требование к информационной и программной совместимости<text:tab/>4</text:a></text:p>
          <text:p text:style-name="P33"><text:a xlink:type="simple" xlink:href="#__RefHeading__3073_900500615" text:style-name="Index_20_Link" text:visited-style-name="Index_20_Link">3. Выполнение программы<text:tab/>5</text:a></text:p>
          <text:p text:style-name="P33"><text:a xlink:type="simple" xlink:href="#__RefHeading__3075_900500615" text:style-name="Index_20_Link" text:visited-style-name="Index_20_Link">4. Сообщение оператору<text:tab/>8</text:a></text:p>
          <text:p text:style-name="P33"><text:a xlink:type="simple" xlink:href="#__RefHeading__3077_900500615" text:style-name="Index_20_Link" text:visited-style-name="Index_20_Link">5.Настройка программы Instead<text:tab/>10</text:a></text:p>
          <text:p text:style-name="P33"><text:a xlink:type="simple" xlink:href="#__RefHeading__5729_900500615" text:style-name="Index_20_Link" text:visited-style-name="Index_20_Link">6.Структура пользователя<text:tab/>11</text:a></text:p>
          <text:p text:style-name="P33"><text:a xlink:type="simple" xlink:href="#__RefHeading__5731_900500615" text:style-name="Index_20_Link" text:visited-style-name="Index_20_Link">7. Проверка программы<text:tab/>12</text:a></text:p>
          <text:p text:style-name="P33"><text:a xlink:type="simple" xlink:href="#__RefHeading__5733_900500615" text:style-name="Index_20_Link" text:visited-style-name="Index_20_Link">8. Дополнительные возможности<text:tab/>13</text:a></text:p>
        </text:index-body>
      </text:table-of-content>
      <text:p text:style-name="P18"/>
      <text:h text:style-name="P35" text:outline-level="1"><text:bookmark-start text:name="__RefHeading__2372_1657640611"/>Назначение программы<text:bookmark-end text:name="__RefHeading__2372_1657640611"/></text:h>
      <text:h text:style-name="P39" text:outline-level="2"><text:bookmark-start text:name="__RefHeading__2374_1657640611"/><text:span text:style-name="T3">Н</text:span>азначение программы<text:bookmark-end text:name="__RefHeading__2374_1657640611"/></text:h>
      <text:p text:style-name="P22"><text:span text:style-name="T16">Н</text:span><text:span text:style-name="T10">азначением программ</text:span><text:span text:style-name="T16">ы </text:span><text:span text:style-name="T10">является </text:span><text:span text:style-name="T15">предоставление пользователям возможности познакомится с таким жанром игр, как интерактивная литература.</text:span></text:p>
      <text:h text:style-name="P40" text:outline-level="2"><text:bookmark-start text:name="__RefHeading__5727_900500615"/>Краткая характеристика области применения программы<text:bookmark-end text:name="__RefHeading__5727_900500615"/></text:h>
      <text:p text:style-name="P32"><text:span text:style-name="T34">Данная программа разрабатывается для широкого круга пользователей без возрастных </text:span><text:span text:style-name="T36">ограничений</text:span><text:span text:style-name="T35">. </text:span><text:span text:style-name="T38">Программа, с помощью </text:span><text:span text:style-name="T37">которой</text:span><text:span text:style-name="T38"> пользователи смогут с помощью чтения текста и просмотра изображений окунуться в атмосферу игры, заключается в </text:span><text:span text:style-name="T37">путешествии</text:span><text:span text:style-name="T38"> пользователя по альтернативному МПТ. </text:span></text:p>
      <text:h text:style-name="P36" text:outline-level="1"><text:bookmark-start text:name="__RefHeading__2378_1657640611"/>Условия выполнения программы<text:bookmark-end text:name="__RefHeading__2378_1657640611"/></text:h>
      <text:h text:style-name="P41" text:outline-level="2"><text:bookmark-start text:name="__RefHeading__3069_900500615"/><text:span text:style-name="T1">Требование </text:span><text:span text:style-name="T14">к составу и параметрам технических средств</text:span><text:bookmark-end text:name="__RefHeading__3069_900500615"/></text:h>
      <text:p text:style-name="P19"/>
      <text:p text:style-name="P23">Таблица <text:sequence text:ref-name="refTable0" text:name="Table" text:formula="ooow:Table+1" style:num-format="1">1</text:sequence> <text:span text:style-name="T24">― С</text:span>остав и параметры технических средств</text:p>
      <text:p text:style-name="P23"/>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9">№</text:p>
          </table:table-cell>
          <table:table-cell table:style-name="Таблица1.A1" office:value-type="string">
            <text:p text:style-name="P9">Наименование</text:p>
          </table:table-cell>
          <table:table-cell table:style-name="Таблица1.C1" office:value-type="string">
            <text:p text:style-name="P10">Характеристики</text:p>
          </table:table-cell>
        </table:table-row>
        <table:table-row>
          <table:table-cell table:style-name="Таблица1.A2" office:value-type="string">
            <text:p text:style-name="P9">1</text:p>
          </table:table-cell>
          <table:table-cell table:style-name="Таблица1.A2" office:value-type="string">
            <text:p text:style-name="P11">Частота процессора</text:p>
          </table:table-cell>
          <table:table-cell table:style-name="Таблица1.C2" office:value-type="string">
            <text:p text:style-name="P12"><text:span text:style-name="T25">2</text:span>,<text:span text:style-name="T25">9</text:span> <text:span text:style-name="T4">ГГц</text:span></text:p>
          </table:table-cell>
        </table:table-row>
        <table:table-row>
          <table:table-cell table:style-name="Таблица1.A2" office:value-type="string">
            <text:p text:style-name="P9">2</text:p>
          </table:table-cell>
          <table:table-cell table:style-name="Таблица1.A2" office:value-type="string">
            <text:p text:style-name="P14">Объем видеопамяти</text:p>
          </table:table-cell>
          <table:table-cell table:style-name="Таблица1.C2" office:value-type="string">
            <text:p text:style-name="P12">64 <text:span text:style-name="T4">МБ</text:span></text:p>
          </table:table-cell>
        </table:table-row>
        <table:table-row>
          <table:table-cell table:style-name="Таблица1.A2" office:value-type="string">
            <text:p text:style-name="P9">3</text:p>
          </table:table-cell>
          <table:table-cell table:style-name="Таблица1.A2" office:value-type="string">
            <text:p text:style-name="P9"><text:span text:style-name="T26">Объем о</text:span>перативн<text:span text:style-name="T26">ой</text:span> памят<text:span text:style-name="T26">и</text:span></text:p>
          </table:table-cell>
          <table:table-cell table:style-name="Таблица1.C2" office:value-type="string">
            <text:p text:style-name="P12">256 <text:span text:style-name="T4">МБ</text:span></text:p>
          </table:table-cell>
        </table:table-row>
        <table:table-row>
          <table:table-cell table:style-name="Таблица1.A2" office:value-type="string">
            <text:p text:style-name="P9">4</text:p>
          </table:table-cell>
          <table:table-cell table:style-name="Таблица1.A2" office:value-type="string">
            <text:p text:style-name="P15"><text:span text:style-name="T5">Д</text:span><text:span text:style-name="T1">исковое пространство</text:span></text:p>
          </table:table-cell>
          <table:table-cell table:style-name="Таблица1.C2" office:value-type="string">
            <text:p text:style-name="P12">50 <text:span text:style-name="T4">МБ</text:span></text:p>
          </table:table-cell>
        </table:table-row>
      </table:table>
      <text:p text:style-name="P29"/>
      <text:p text:style-name="P29"/>
      <text:h text:style-name="P42" text:outline-level="2" text:is-list-header="true"><text:bookmark-start text:name="__RefHeading__3071_900500615"/>2.2. Требование к информационной и программной совместимости<text:bookmark-end text:name="__RefHeading__3071_900500615"/></text:h>
      <text:p text:style-name="P29"/>
      <text:p text:style-name="P23">Таблица <text:sequence text:ref-name="refTable1" text:name="Table" text:formula="ooow:Table+1" style:num-format="1">2</text:sequence> <text:span text:style-name="T24">― </text:span><text:span text:style-name="T27">П</text:span>рограммные средства</text:p>
      <text:p text:style-name="P23"/>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9">№</text:p>
          </table:table-cell>
          <table:table-cell table:style-name="Таблица4.A1" office:value-type="string">
            <text:p text:style-name="P9">Наименование</text:p>
          </table:table-cell>
          <table:table-cell table:style-name="Таблица4.C1" office:value-type="string">
            <text:p text:style-name="P9">Описание</text:p>
          </table:table-cell>
        </table:table-row>
        <table:table-row>
          <table:table-cell table:style-name="Таблица4.A2" office:value-type="string">
            <text:p text:style-name="P9">1</text:p>
          </table:table-cell>
          <table:table-cell table:style-name="Таблица4.A2" office:value-type="string">
            <text:p text:style-name="P16">Операционная система</text:p>
          </table:table-cell>
          <table:table-cell table:style-name="Таблица4.C2" office:value-type="string">
            <text:p text:style-name="P13">Windows <text:span text:style-name="T28">XP, Vista, 7, 8</text:span>/Linux</text:p>
          </table:table-cell>
        </table:table-row>
        <table:table-row>
          <table:table-cell table:style-name="Таблица4.A2" office:value-type="string">
            <text:p text:style-name="P9">2</text:p>
          </table:table-cell>
          <table:table-cell table:style-name="Таблица4.A2" office:value-type="string">
            <text:p text:style-name="P17"><text:span text:style-name="T29">С</text:span>реда разработки</text:p>
          </table:table-cell>
          <table:table-cell table:style-name="Таблица4.C2" office:value-type="string">
            <text:p text:style-name="P13">Geany <text:span text:style-name="T28">1.23</text:span></text:p>
          </table:table-cell>
        </table:table-row>
        <table:table-row>
          <table:table-cell table:style-name="Таблица4.A2" office:value-type="string">
            <text:p text:style-name="P9">3</text:p>
          </table:table-cell>
          <table:table-cell table:style-name="Таблица4.A2" office:value-type="string">
            <text:p text:style-name="P17">Офисное приложение</text:p>
          </table:table-cell>
          <table:table-cell table:style-name="Таблица4.C2" office:value-type="string">
            <text:p text:style-name="P13">LibreOffice <text:span text:style-name="T28">4.2.2</text:span></text:p>
          </table:table-cell>
        </table:table-row>
        <table:table-row>
          <table:table-cell table:style-name="Таблица4.A2" office:value-type="string">
            <text:p text:style-name="P9">4</text:p>
          </table:table-cell>
          <table:table-cell table:style-name="Таблица4.A2" office:value-type="string">
            <text:p text:style-name="P17">Интерпретатор</text:p>
          </table:table-cell>
          <table:table-cell table:style-name="Таблица4.C2" office:value-type="string">
            <text:p text:style-name="P13">Instead <text:span text:style-name="T28">2.0.3</text:span></text:p>
          </table:table-cell>
        </table:table-row>
      </table:table>
      <text:h text:style-name="P31" text:outline-level="2"/>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ЕСПД_20_-_20_Заголовок_20_раздела_20_с_20_номером" text:outline-level="1" text:is-list-header="true"><text:bookmark-start text:name="__RefHeading__3073_900500615"/><text:span text:style-name="T1">3. </text:span><text:span text:style-name="T6">Выполнение программы</text:span><text:bookmark-end text:name="__RefHeading__3073_900500615"/></text:h>
      <text:p text:style-name="P27"><text:span text:style-name="T30"><text:tab/>Данные проект поставляется на электронном носителе информации-</text:span><text:span text:style-name="T31">CD</text:span><text:span text:style-name="T30">-</text:span><text:span text:style-name="T31">RW</text:span> <text:span text:style-name="T30">где расположены все фалы относящиеся к проекту. При запуске носителя </text:span><text:span text:style-name="T31">CD</text:span><text:span text:style-name="T30">-</text:span><text:span text:style-name="T31">RW</text:span> <text:span text:style-name="T30">пользователь должен установить программу и интерпретатор </text:span><text:span text:style-name="T32">I</text:span><text:span text:style-name="T31">nstead</text:span>  <text:span text:style-name="T30">на Локальный диск </text:span><text:span text:style-name="T31">C</text:span><text:span text:style-name="T30">. После установки приложения пользователь должен перейти в директорию с установленным приложением </text:span><text:span text:style-name="T32">I</text:span><text:span text:style-name="T31">nstead</text:span><text:span text:style-name="T30">. При запуске программы </text:span><text:span text:style-name="T31">instead</text:span> <text:span text:style-name="T30">появляется Главное меню(Рисунок 1). В правом нижнем углу приложения  находиться меню. При нажатии на меню пользователь должен выбрать пункт “Выбор игры”(Рисунок 2), или пройти обучение по прохождению квестовой игры по той ссылке.  После чего вам покажется окно где пользователь должен показать путь куда установлена игра, для того чтобы </text:span><text:span text:style-name="T31">Instead</text:span> <text:span text:style-name="T30">запустил игру(Рисунок 3). При запуске приложения появляется заставка игры(Рисунок 4) После прохождения игры пользователь попадёт на главное меню игры, где уже можно начать играть(Рисунок 5). </text:span><text:span text:style-name="T33">Управление игры происходит компьютерной мышью.</text:span></text:p>
      <text:p text:style-name="P20"/>
      <text:p text:style-name="P20"/>
      <text:p text:style-name="P20"/>
      <text:p text:style-name="P20"/>
      <text:p text:style-name="P20"/>
      <text:p text:style-name="P20"/>
      <text:p text:style-name="P20"/>
      <text:p text:style-name="P20"/>
      <text:h text:style-name="ЕСПД_20_-_20_Заголовок_20_раздела_20_с_20_номером" text:outline-level="1" text:is-list-header="true"><text:bookmark-start text:name="__RefHeading__5729_900500615"/><text:span text:style-name="T41">4</text:span><text:span text:style-name="T39">.</text:span><text:span text:style-name="T40">С</text:span><text:span text:style-name="T39">труктура п</text:span><text:span text:style-name="T41">рограммы</text:span><text:bookmark-end text:name="__RefHeading__5729_900500615"/></text:h>
      <text:p text:style-name="P28"><text:span text:style-name="T39"><text:tab/>Для разработки программы использовались с</text:span><text:span text:style-name="T41">тандартные функции языка python 2, ознакомиться с которыми можно на оффициальном сайте языка: </text:span><text:a xlink:type="simple" xlink:href="https://docs.python.org/2/library/"><text:span text:style-name="T41">https://docs.python.org/2/library/</text:span></text:a><text:span text:style-name="T41">, фреймворк для работы с базой данной SQLalchemy: </text:span><text:a xlink:type="simple" xlink:href="http://www.sqlalchemy.org/"><text:span text:style-name="T41">http://www.sqlalchemy.org/</text:span></text:a><text:span text:style-name="T41">, </text:span></text:p>
      <text:p text:style-name="P25"/>
      <text:p text:style-name="P25"/>
      <text:p text:style-name="P25"/>
      <text:p text:style-name="P25"/>
      <text:p text:style-name="P26"/>
      <text:p text:style-name="P25"/>
      <text:p text:style-name="P25"/>
      <text:p text:style-name="P25"/>
      <text:p text:style-name="P25"/>
      <text:p text:style-name="P25"/>
      <text:h text:style-name="P38" text:outline-level="1" text:is-list-header="true"><text:bookmark-start text:name="__RefHeading__5731_900500615"/>7. Проверка программы<text:bookmark-end text:name="__RefHeading__5731_900500615"/></text:h>
      <text:p text:style-name="P30"><text:span text:style-name="T7">Тесты указаны в пояснительной записк</text:span><text:span text:style-name="T8">е</text:span><text:span text:style-name="T7"> в </text:span><text:span text:style-name="T8">под</text:span><text:span text:style-name="T7">разделе 2.6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37" text:outline-level="1" text:is-list-header="true"><text:bookmark-start text:name="__RefHeading__5733_900500615"/>8. Дополнительные возможности <text:bookmark-end text:name="__RefHeading__5733_900500615"/></text:h>
      <text:p text:style-name="P21">Дополнительных возможностей не предусмотренно.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2" svg:font-family="'Times New Roman', serif"/>
    <style:font-face style:name="Times New Roman1" svg:font-family="'Times New Roman'" style:font-family-generic="roman"/>
    <style:font-face style:name="Arial"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ЕСПД_20_-_20_Базовый" style:display-name="ЕСПД - Базовый" style:family="paragraph" style:auto-update="true">
      <style:paragraph-properties fo:line-height="150%"/>
      <style:text-properties fo:font-size="12.8000001907349pt" style:font-size-asian="10.5pt"/>
    </style:style>
    <style:style style:name="ЕСПД_20_-_20_Базовый_20_заголовок" style:display-name="ЕСПД - Базовый заголовок" style:family="paragraph" style:parent-style-name="ЕСПД_20_-_20_Базовый" style:next-style-name="ЕСПД_20_-_20_Текст" style:auto-update="true"/>
    <style:style style:name="ЕСПД_20_-_20_Текст" style:display-name="ЕСПД - Текст" style:family="paragraph" style:parent-style-name="ЕСПД_20_-_20_Базовый" style:auto-update="true" style:master-page-name="">
      <style:paragraph-properties fo:margin-left="0in" fo:margin-right="0in" fo:margin-top="0in" fo:margin-bottom="0in" style:contextual-spacing="false" fo:text-align="justify" style:justify-single-word="false" fo:hyphenation-ladder-count="no-limit" fo:text-indent="0.3543in" style:auto-text-indent="false" style:page-number="auto"/>
      <style:text-properties fo:hyphenate="true" fo:hyphenation-remain-char-count="2" fo:hyphenation-push-char-count="2"/>
    </style:style>
    <style:style style:name="ЕСПД_20_-_20_Базовый_20_заголовок_20_раздела" style:display-name="ЕСПД - Базовый заголовок раздела" style:family="paragraph" style:parent-style-name="ЕСПД_20_-_20_Базовый_20_заголовок" style:next-style-name="ЕСПД_20_-_20_Текст" style:auto-update="true">
      <style:paragraph-properties fo:margin-top="0in" fo:margin-bottom="0.5311in" style:contextual-spacing="false" fo:text-align="center" style:justify-single-word="false"/>
      <style:text-properties fo:text-transform="uppercase" style:font-size-asian="10.5pt"/>
    </style:style>
    <style:style style:name="ЕСПД_20_-_20_Заголовок_20_раздела_20_с_20_номером" style:display-name="ЕСПД - Заголовок раздела с номером" style:family="paragraph" style:parent-style-name="ЕСПД_20_-_20_Базовый_20_заголовок_20_раздела" style:next-style-name="ЕСПД_20_-_20_Текст" style:auto-update="true" style:default-outline-level="1" style:master-page-name="">
      <style:paragraph-properties style:page-number="auto" fo:break-before="page"/>
    </style:style>
    <style:style style:name="ЕСПД_20_-_20_Заголовок_20_раздела_20_в_20_приложении" style:display-name="ЕСПД - Заголовок раздела в приложении" style:family="paragraph" style:parent-style-name="ЕСПД_20_-_20_Базовый_20_заголовок_20_раздела" style:next-style-name="ЕСПД_20_-_20_Текст" style:auto-update="true"/>
    <style:style style:name="Header" style:family="paragraph" style:parent-style-name="Standard" style:class="extra">
      <style:paragraph-properties fo:line-height="150%" fo:text-align="center" style:justify-single-word="false" text:number-lines="false" text:line-number="0">
        <style:tab-stops>
          <style:tab-stop style:position="3.3465in" style:type="center"/>
          <style:tab-stop style:position="6.6929in" style:type="right"/>
        </style:tab-stops>
      </style:paragraph-properties>
    </style:style>
    <style:style style:name="ЕСПД_20_-_20_Заголовок_20_раздела_20_без_20_номера" style:display-name="ЕСПД - Заголовок раздела без номера" style:family="paragraph" style:parent-style-name="ЕСПД_20_-_20_Базовый_20_заголовок_20_раздела" style:next-style-name="ЕСПД_20_-_20_Текст" style:auto-update="true" style:master-page-name="">
      <style:paragraph-properties style:page-number="auto" fo:break-before="page"/>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ЕСПД_20_-_20_Заголовок_20_подраздела_20_с_20_номером" style:display-name="ЕСПД - Заголовок подраздела с номером" style:family="paragraph" style:parent-style-name="ЕСПД_20_-_20_Базовый_20_заголовок" style:next-style-name="ЕСПД_20_-_20_Текст" style:auto-update="true" style:default-outline-level="2"/>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top="0in" fo:margin-bottom="0in" style:contextual-spacing="false" fo:line-height="150%" style:page-number="auto">
        <style:tab-stops/>
      </style:paragraph-properties>
      <style:text-properties fo:letter-spacing="0.011in" fo:font-style="normal"/>
    </style:style>
    <style:style style:name="Footer" style:family="paragraph" style:parent-style-name="Standard" style:class="extra">
      <style:paragraph-properties fo:line-height="150%" text:number-lines="false" text:line-number="0">
        <style:tab-stops>
          <style:tab-stop style:position="3.5429in" style:type="center"/>
          <style:tab-stop style:position="7.0866in" style:type="right"/>
        </style:tab-stops>
      </style:paragraph-properties>
    </style:style>
    <style:style style:name="ЕСПД_2f_Абзац" style:display-name="ЕСПД/Абзац" style:family="paragraph" style:parent-style-name="Standard">
      <style:paragraph-properties fo:margin-left="0in" fo:margin-right="0in" fo:text-align="justify" style:justify-single-word="false" fo:hyphenation-ladder-count="no-limit" fo:text-indent="0.3543in" style:auto-text-indent="false"/>
      <style:text-properties fo:hyphenate="true" fo:hyphenation-remain-char-count="2" fo:hyphenation-push-char-count="2"/>
    </style:style>
    <style:style style:name="ЕСПД_2f_Перечисление_20_с_20_дефисом" style:display-name="ЕСПД/Перечисление с дефисом" style:family="paragraph" style:parent-style-name="ЕСПД_20_-_20_Текст" style:default-outline-level="6" style:master-page-name="">
      <style:paragraph-properties style:page-number="auto"/>
    </style:style>
    <style:style style:name="ЕСПД_2f_Перечисление_20_с_20_номером" style:display-name="ЕСПД/Перечисление с номером" style:family="paragraph" style:parent-style-name="ЕСПД_20_-_20_Текст" style:default-outline-level="5" style:master-page-name="">
      <style:paragraph-properties style:page-number="auto" fo:background-color="transparent" style:shadow="none" text:number-lines="true" text:line-number="1">
        <style:tab-stops/>
        <style:background-image/>
      </style:paragraph-properties>
      <style:text-properties style:font-size-asian="10.5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Drawing" style:family="paragraph" style:parent-style-name="Caption" style:class="extra"/>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3008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086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902in" style:type="right" style:leader-style="dotted" style:leader-text="."/>
        </style:tab-stops>
      </style:paragraph-properties>
    </style:style>
    <style:style style:name="ЕСПД_2f_Не_20_использовать_2f_Заголовок" style:display-name="ЕСПД/Не использовать/Заголовок" style:family="paragraph" style:parent-style-name="Standard" style:next-style-name="ЕСПД_2f_Абзац">
      <style:paragraph-properties fo:margin-top="0.7126in" fo:margin-bottom="0.5311in" style:contextual-spacing="false" fo:hyphenation-ladder-count="no-limit" fo:keep-with-next="always"/>
      <style:text-properties fo:hyphenate="false" fo:hyphenation-remain-char-count="2" fo:hyphenation-push-char-count="2"/>
    </style:style>
    <style:style style:name="ЕСПД_2f_Заголовок_20_подраздела" style:display-name="ЕСПД/Заголовок подраздела" style:family="paragraph" style:parent-style-name="ЕСПД_2f_Не_20_использовать_2f_Заголовок" style:next-style-name="ЕСПД_2f_Абзац" style:default-outline-level="2" style:list-style-name="">
      <style:paragraph-properties fo:margin-left="0in" fo:margin-right="0in" fo:margin-top="0.7126in" fo:margin-bottom="0.5311in" style:contextual-spacing="false" fo:hyphenation-ladder-count="no-limit" fo:text-indent="0.3543in" style:auto-text-indent="false"/>
      <style:text-properties fo:hyphenate="false" fo:hyphenation-remain-char-count="2" fo:hyphenation-push-char-count="2"/>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Line_20_numbering" style:display-name="Line numbering" style:family="text"/>
    <style:style style:name="Основной_20_шрифт_20_абзаца" style:display-name="Основной шрифт абзаца"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fo:text-indent="0.3543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space" fo:text-indent="0.3543in"/>
        </style:list-level-properties>
      </text:outline-level-style>
      <text:outline-level-style text:level="6" style:num-format="">
        <style:list-level-properties text:list-level-position-and-space-mode="label-alignment">
          <style:list-level-label-alignment text:label-followed-by="space" fo:text-indent="0.3543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11caf38"/>
    </style:style>
    <style:style style:name="MP2" style:family="paragraph" style:parent-style-name="Table_20_Contents">
      <style:paragraph-properties fo:text-align="center" style:justify-single-word="false"/>
      <style:text-properties style:font-name="Times New Roman" fo:font-size="10.5pt" officeooo:paragraph-rsid="010e677b" style:font-size-asian="10.5pt" style:font-size-complex="10.5pt"/>
    </style:style>
    <style:style style:name="MP3" style:family="paragraph" style:parent-style-name="Table_20_Contents">
      <style:paragraph-properties fo:text-align="center" style:justify-single-word="false"/>
      <style:text-properties style:font-name="Times New Roman" fo:font-size="10.5pt" officeooo:paragraph-rsid="0046db64" style:font-size-asian="10.5pt" style:font-size-complex="10.5pt"/>
    </style:style>
    <style:style style:name="MT1" style:family="text">
      <style:text-properties fo:language="ru" fo:country="RU" officeooo:rsid="002681dc"/>
    </style:style>
    <style:style style:name="MT2" style:family="text">
      <style:text-properties officeooo:rsid="000378f4"/>
    </style:style>
    <style:page-layout style:name="Mpm1">
      <style:page-layout-properties fo:page-width="8.2681in" fo:page-height="11.6929in" style:num-format="1" style:print-orientation="portrait" fo:margin-top="0.2681in" fo:margin-bottom="0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svg:height="0.7165in" fo:margin-left="0in" fo:margin-right="0in" fo:margin-bottom="0in" style:dynamic-spacing="false"/>
      </style:header-style>
      <style:footer-style>
        <style:header-footer-properties svg:height="0.5945in" fo:margin-left="0in" fo:margin-right="0in" fo:margin-top="0.0591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1965in" fo:margin-bottom="0.1965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681in" fo:page-height="11.6929in" style:num-format="1" style:print-orientation="portrait" fo:margin-top="0.1965in" fo:margin-bottom="0.1965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line-style="solid" style:adjustment="left" style:rel-width="33%" style:color="#000000"/>
      </style:page-layout-properties>
      <style:header-style>
        <style:header-footer-properties fo:min-height="0.7874in" fo:margin-left="0in" fo:margin-right="0in" fo:margin-bottom="0in" style:dynamic-spacing="true"/>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MP1"><text:page-number text:select-page="current">8</text:page-number></text:p>
        <text:p text:style-name="MP2">МПТ РГТЭУ.П329-<text:span text:style-name="MT1">П05</text:span>.ТРП<text:span text:style-name="MT2">О 06 1</text:span></text:p>
      </style:header>
      <style:footer>
        <text:p text:style-name="Footer"/>
        <text:p text:style-name="Footer"/>
      </style:footer>
    </style:master-page>
    <style:master-page style:name="First_20_Page" style:display-name="First Page" style:page-layout-name="Mpm2" style:next-style-name="Standard"/>
    <style:master-page style:name="Index" style:page-layout-name="Mpm2"/>
    <style:master-page style:name="MPF0" style:page-layout-name="Mpm3" style:next-style-name="MP0"/>
    <style:master-page style:name="MP0" style:page-layout-name="Mpm4">
      <style:header>
        <text:p text:style-name="Header"><text:page-number text:select-page="current">0</text:page-number></text:p>
        <text:p text:style-name="MP3">МПТ РГТЭУ.П329-<text:span text:style-name="MT1">УП.05</text:span>.ТРП<text:span text:style-name="MT2">О 06 14</text:span></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7T18:53:30.318517452</meta:creation-date>
    <meta:editing-duration>P0D</meta:editing-duration>
    <meta:editing-cycles>3</meta:editing-cycles>
    <meta:generator>LibreOffice/4.2.3.3$Linux_X86_64 LibreOffice_project/420m0$Build-3</meta:generator>
    <dc:date>2014-04-28T00:12:14.820973638</dc:date>
    <meta:document-statistic meta:table-count="4" meta:image-count="0" meta:object-count="0" meta:page-count="8" meta:paragraph-count="89" meta:word-count="475" meta:character-count="3946" meta:non-whitespace-character-count="3542"/>
  </office:meta>
</office:document-meta>
</file>